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150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nthEvaluation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/>
          <table:table-cell table:style-name="Default" office:value-type="string" calcext:value-type="string">
            <text:p>Digike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X03</text:p>
          </table:table-cell>
          <table:table-cell office:value-type="string" calcext:value-type="string">
            <text:p>JP1, JP2, JP7, JP8, JP10, JP11, JP12</text:p>
          </table:table-cell>
          <table:table-cell office:value-type="string" calcext:value-type="string">
            <text:p>PIN HEADER</text:p>
          </table:table-cell>
          <table:table-cell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05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PIN HEADER</text:p>
          </table:table-cell>
          <table:table-cell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X08</text:p>
          </table:table-cell>
          <table:table-cell office:value-type="string" calcext:value-type="string">
            <text:p>JP3, JP4</text:p>
          </table:table-cell>
          <table:table-cell office:value-type="string" calcext:value-type="string">
            <text:p>PIN HEADER</text:p>
          </table:table-cell>
          <table:table-cell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X03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PIN HEADER</text:p>
          </table:table-cell>
          <table:table-cell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X05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PIN HEADER</text:p>
          </table:table-cell>
          <table:table-cell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J</text:p>
          </table:table-cell>
          <table:table-cell office:value-type="string" calcext:value-type="string">
            <text:p>SJ1</text:p>
          </table:table-cell>
          <table:table-cell office:value-type="string" calcext:value-type="string">
            <text:p>SMD solder JUMPER</text:p>
          </table:table-cell>
          <table:table-cell/>
          <table:table-cell table:style-name="Default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1, R22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, R5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string" calcext:value-type="string">
            <text:p><text:a xlink:href="https://www.digikey.de/product-detail/de/73L1R20J/73L1R20JCT-ND/1543538?itemSeq=365930882" xlink:type="simple">73L1R20JCT-ND‎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R5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, R3, R4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string" calcext:value-type="string">
            <text:p><text:a xlink:href="https://www.digikey.de/product-detail/de/stackpole-electronics-inc/CSR0402FKR500/CSR0402FKR500CT-ND/5251270" xlink:type="simple">CSR0402FKR500CT-ND 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2, R33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3, C4, C25, C26</text:p>
          </table:table-cell>
          <table:table-cell office:value-type="string" calcext:value-type="string">
            <text:p>CAPACITOR, European symbol</text:p>
          </table:table-cell>
          <table:table-cell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36, C40, C41, C42, C43, C44, C45, C51, C52, C53, C54, C55, C56, C57, C58, C61, C64, C65, C66, C67, C68</text:p>
          </table:table-cell>
          <table:table-cell office:value-type="string" calcext:value-type="string">
            <text:p>CAPACITOR, European symbol</text:p>
          </table:table-cell>
          <table:table-cell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6, C37, C38</text:p>
          </table:table-cell>
          <table:table-cell office:value-type="string" calcext:value-type="string">
            <text:p>CAPACI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, C6, C7, C9, C11, C12, C27, C35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string" calcext:value-type="string">
            <text:p><text:a xlink:href="https://www.digikey.de/product-detail/de/taiyo-yuden/JMK107ABJ106KA-T/587-6012-1-ND/8040675" xlink:type="simple">JMK107ABJ106KA-T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78, C82</text:p>
          </table:table-cell>
          <table:table-cell office:value-type="string" calcext:value-type="string">
            <text:p>CAPACITOR, European symbol</text:p>
          </table:table-cell>
          <table:table-cell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46, C49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string" calcext:value-type="string">
            <text:p><text:a xlink:href="https://www.digikey.de/product-detail/de/yageo/CC0402JRNPO9BN120/311-1016-1-ND/302933" xlink:type="simple">CC0402JRNPO9BN120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34, R35, R36, R37, R38, R39, R40, R41, R42, R43, R44, R45, R46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5, C21, C22, C23, C24, C39</text:p>
          </table:table-cell>
          <table:table-cell office:value-type="string" calcext:value-type="string">
            <text:p>CAPACI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3, C17, C50, C62, C63, C195, C198</text:p>
          </table:table-cell>
          <table:table-cell office:value-type="string" calcext:value-type="string">
            <text:p>CAPACI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9, R10, R11, R12, R13, R14, R15, R16, R17, R18, R19, R20, R49, R50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53, R54, R55, R56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, C5, C8, C10, C14</text:p>
          </table:table-cell>
          <table:table-cell office:value-type="string" calcext:value-type="string">
            <text:p>CAPACI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47, C48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string" calcext:value-type="string">
            <text:p><text:a xlink:href="https://www.digikey.de/product-detail/de/walsin-technology-corporation/0402N470J250CT/1292-1324-1-ND/9355328" xlink:type="simple">0402N470J250CT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5, R29, R30, R31, R23, R24</text:p>
          </table:table-cell>
          <table:table-cell office:value-type="string" calcext:value-type="string">
            <text:p>RESISTOR, European symbol</text:p>
          </table:table-cell>
          <table:table-cell/>
          <table:table-cell office:value-type="string" calcext:value-type="string">
            <text:p><text:a xlink:href="https://www.digikey.de/product-detail/de/delta-electronics-cyntec/PFR05S-49R9-FNH/2037-PFR05S-49R9-FNHCT-ND/10124176" xlink:type="simple">PFR05S-49R9-FNH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47, R48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59, C60</text:p>
          </table:table-cell>
          <table:table-cell office:value-type="string" calcext:value-type="string">
            <text:p>CAPACITOR, European symbol</text:p>
          </table:table-cell>
          <table:table-cell/>
          <table:table-cell table:style-name="Default" office:value-type="string" calcext:value-type="string">
            <text:p>not required, Si5332 with embedded crystal us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9913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IC2</text:p>
          </table:table-cell>
          <table:table-cell table:number-columns-repeated="2"/>
          <table:table-cell office:value-type="string" calcext:value-type="string">
            <text:p><text:a xlink:href="https://www.digikey.de/product-detail/de/analog-devices-inc/AD9913BCPZ/AD9913BCPZ-ND/1771153" xlink:type="simple">AD9913BCPZ-ND 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MPHENOL_901-10510-2</text:p>
          </table:table-cell>
          <table:table-cell office:value-type="string" calcext:value-type="string">
            <text:p>J1, J2, J3</text:p>
          </table:table-cell>
          <table:table-cell table:number-columns-repeated="2"/>
          <table:table-cell office:value-type="string" calcext:value-type="string">
            <text:p><text:a xlink:href="https://www.digikey.de/product-detail/de/901-10510-2/ARF2496-ND/6051059?itemSeq=365928678" xlink:type="simple">ARF2496-ND‎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IC19</text:p>
          </table:table-cell>
          <table:table-cell table:number-columns-repeated="2"/>
          <table:table-cell table:style-name="Default" office:value-type="string" calcext:value-type="string">
            <text:p>not available, use from old boar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T1</text:p>
          </table:table-cell>
          <table:table-cell table:number-columns-repeated="2"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-1420701851</text:p>
          </table:table-cell>
          <table:table-cell office:value-type="string" calcext:value-type="string">
            <text:p>J4, J5, J6</text:p>
          </table:table-cell>
          <table:table-cell table:number-columns-repeated="2"/>
          <table:table-cell office:value-type="string" calcext:value-type="string">
            <text:p><text:a xlink:href="https://www.digikey.de/product-detail/de/BU-1420701851/314-1703-ND/9950117?itemSeq=365928501" xlink:type="simple">314-1703-ND‎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8, C19, C20</text:p>
          </table:table-cell>
          <table:table-cell office:value-type="string" calcext:value-type="string">
            <text:p>CAPACITOR, European symbol</text:p>
          </table:table-cell>
          <table:table-cell/>
          <table:table-cell table:style-name="Default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6, R7, R8, R27, R28</text:p>
          </table:table-cell>
          <table:table-cell office:value-type="string" calcext:value-type="string">
            <text:p>RESISTOR, European symbol</text:p>
          </table:table-cell>
          <table:table-cell/>
          <table:table-cell table:style-name="Default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C1-1T-2</text:p>
          </table:table-cell>
          <table:table-cell office:value-type="string" calcext:value-type="string">
            <text:p>SM-22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Default" office:value-type="string" calcext:value-type="string">
            <text:p>not available, skip for no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-128 26MHz</text:p>
          </table:table-cell>
          <table:table-cell office:value-type="string" calcext:value-type="string">
            <text:p>FA-12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Hz RANGE CRYSTAL UNIT</text:p>
          </table:table-cell>
          <table:table-cell/>
          <table:table-cell table:style-name="Default" office:value-type="string" calcext:value-type="string">
            <text:p>not required, Si5332 with embedded crystal us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1, L2, L9, L10, L11</text:p>
          </table:table-cell>
          <table:table-cell table:number-columns-repeated="2"/>
          <table:table-cell office:value-type="string" calcext:value-type="string">
            <text:p><text:a xlink:href="https://www.digikey.de/product-detail/de/eaton-electronics-division/MFBM1V1005-101-R/283-MFBM1V1005-101-RCT-ND/13161392" xlink:type="simple">MFBM1V1005-101-R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L0603</text:p>
          </table:table-cell>
          <table:table-cell office:value-type="string" calcext:value-type="string">
            <text:p>LED1, LED2, LED3, LED4, LED5</text:p>
          </table:table-cell>
          <table:table-cell office:value-type="string" calcext:value-type="string">
            <text:p>LED</text:p>
          </table:table-cell>
          <table:table-cell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QW15AWR16J80D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3, L5, L6, L7</text:p>
          </table:table-cell>
          <table:table-cell table:number-columns-repeated="2"/>
          <table:table-cell office:value-type="string" calcext:value-type="string">
            <text:p><text:a xlink:href="https://www.digikey.de/product-detail/de/murata-electronics/LQW15AWR16J80D/490-LQW15AWR16J80DCT-ND/11690555" xlink:type="simple">LQW15AWR16J80D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QW15CAR27J00D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4, L8</text:p>
          </table:table-cell>
          <table:table-cell table:number-columns-repeated="2"/>
          <table:table-cell office:value-type="string" calcext:value-type="string">
            <text:p><text:a xlink:href="https://www.digikey.de/product-detail/de/murata-electronics/LQW15CAR27J00D/490-12212-1-ND/5415457" xlink:type="simple">LQW15CAR27J00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-USB-SCHIELD-32005-301</text:p>
          </table:table-cell>
          <table:table-cell office:value-type="string" calcext:value-type="string">
            <text:p>32005-301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MINI USB-B Conector</text:p>
          </table:table-cell>
          <table:table-cell/>
          <table:table-cell office:value-type="string" calcext:value-type="string">
            <text:p><text:a xlink:href="https://www.digikey.de/product-detail/de/cui-devices/UJ2-MBH-1-SMT-TR/102-4003-1-ND/6187925" xlink:type="simple">102-4003-1-ND 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IC3, IC34</text:p>
          </table:table-cell>
          <table:table-cell table:number-columns-repeated="2"/>
          <table:table-cell office:value-type="string" calcext:value-type="string">
            <text:p><text:a xlink:href="https://www.digikey.de/product-detail/de/NCP702SN18T1G/NCP702SN18T1GOSCT-ND/3152807?itemSeq=365927752" xlink:type="simple">NCP702SN18T1GOSCT-ND‎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FM18CC101R1C3D</text:p>
          </table:table-cell>
          <table:table-cell office:value-type="string" calcext:value-type="string">
            <text:p>NFM18PC</text:p>
          </table:table-cell>
          <table:table-cell office:value-type="string" calcext:value-type="string">
            <text:p>C28, C29, C30, C31, C32, C33</text:p>
          </table:table-cell>
          <table:table-cell table:number-columns-repeated="2"/>
          <table:table-cell office:value-type="string" calcext:value-type="string">
            <text:p><text:a xlink:href="https://www.digikey.de/product-detail/de/NFM18CC101R1C3D/490-6961-1-ND/3846158?itemSeq=365927677" xlink:type="simple">490-6961-1-ND‎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FM21PC475B1A3D</text:p>
          </table:table-cell>
          <table:table-cell office:value-type="string" calcext:value-type="string">
            <text:p>NFM21PC</text:p>
          </table:table-cell>
          <table:table-cell office:value-type="string" calcext:value-type="string">
            <text:p>C34</text:p>
          </table:table-cell>
          <table:table-cell table:number-columns-repeated="2"/>
          <table:table-cell office:value-type="string" calcext:value-type="string">
            <text:p><text:a xlink:href="https://www.digikey.de/product-detail/de/NFM21PC475B1A3D/490-6983-1-ND/3846180?itemSeq=365927621" xlink:type="simple">490-6983-1-ND‎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32A-GM1</text:p>
          </table:table-cell>
          <table:table-cell office:value-type="string" calcext:value-type="string">
            <text:p>QFN50P500X500X100-33T345N</text:p>
          </table:table-cell>
          <table:table-cell office:value-type="string" calcext:value-type="string">
            <text:p>IC4</text:p>
          </table:table-cell>
          <table:table-cell table:number-columns-repeated="2"/>
          <table:table-cell office:value-type="string" calcext:value-type="string">
            <text:p><text:a xlink:href="https://www.digikey.de/product-detail/de/silicon-labs/SI5332E-D-GM1/336-5566-ND/9553768" xlink:type="simple">336-5566-ND </text:a></text:p>
          </table:table-cell>
          <table:table-cell office:value-type="string" calcext:value-type="string">
            <text:p>Si5332E (with embedded crysta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1, X2, X3, X4, X5, X6, X7, X8, X9</text:p>
          </table:table-cell>
          <table:table-cell table:number-columns-repeated="2"/>
          <table:table-cell table:style-name="Default" office:value-type="string" calcext:value-type="string">
            <text:p>Availab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L462CE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IC5</text:p>
          </table:table-cell>
          <table:table-cell table:number-columns-repeated="2"/>
          <table:table-cell office:value-type="string" calcext:value-type="string">
            <text:p><text:a xlink:href="https://www.digikey.com/product-detail/en/STM32L443CCU6/497-16587-ND/6132758?itemSeq=365926876" xlink:type="simple">497-16587-ND‎</text:a></text:p>
          </table:table-cell>
          <table:table-cell office:value-type="string" calcext:value-type="string">
            <text:p>Pin-compatible alterna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W81200</text:p>
          </table:table-cell>
          <table:table-cell office:value-type="string" calcext:value-type="string">
            <text:p>QFN50P600X600X100-37T410N</text:p>
          </table:table-cell>
          <table:table-cell office:value-type="string" calcext:value-type="string">
            <text:p>IC1</text:p>
          </table:table-cell>
          <table:table-cell/>
          <table:table-cell table:style-name="ce1"/>
          <table:table-cell office:value-type="string" calcext:value-type="string">
            <text:p><text:a xlink:href="https://www.digikey.de/product-detail/de/STW81200T/497-18618-ND/5268362?itemSeq=365927079" xlink:type="simple">497-18618-ND‎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_2118718-2</text:p>
          </table:table-cell>
          <table:table-cell office:value-type="string" calcext:value-type="string">
            <text:p>SH1</text:p>
          </table:table-cell>
          <table:table-cell/>
          <table:table-cell table:style-name="ce1"/>
          <table:table-cell office:value-type="string" calcext:value-type="string">
            <text:p><text:a xlink:href="https://www.digikey.de/product-detail/de/2118718-2/A126153CT-ND/7381913?itemSeq=365927154" xlink:type="simple">A126153CT-ND‎</text:a></text:p>
          </table:table-cell>
          <table:table-cell table:style-name="ce1" office:value-type="string" calcext:value-type="string">
            <text:p><text:a xlink:href="https://www.digikey.de/product-detail/de/2118717-2/A126122-ND/7381861?itemSeq=365927145" xlink:type="simple">A126122-ND‎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5T19:42:44.630368719</dc:date>
    <meta:editing-duration>PT35M51S</meta:editing-duration>
    <meta:editing-cycles>1</meta:editing-cycles>
    <meta:document-statistic meta:table-count="1" meta:cell-count="292" meta:object-count="0"/>
    <meta:generator>LibreOffice/6.0.7.3$Linux_X86_64 LibreOffice_project/00m0$Build-3</meta:generator>
  </office:meta>
</office:document-meta>
</file>